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kzidenz" svg:font-family="Akzidenz, 'Helvetica Neue', Helvetica, Arial, sans-serif"/>
    <style:font-face style:name="Droid Sans Mono" svg:font-family="'Droid Sans Mono', monospace, monospace"/>
    <style:font-face style:name="monospace" svg:font-family="monospace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2cd8" officeooo:paragraph-rsid="000e2cd8"/>
    </style:style>
    <style:style style:name="P2" style:family="paragraph" style:parent-style-name="Standard">
      <style:text-properties fo:font-size="16pt" fo:font-weight="bold" officeooo:rsid="000e2cd8" officeooo:paragraph-rsid="000e2cd8" style:font-size-asian="16pt" style:font-weight-asian="bold" style:font-size-complex="16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0e2cd8" officeooo:paragraph-rsid="000e2cd8" style:font-weight-asian="bold" style:font-weight-complex="bold"/>
    </style:style>
    <style:style style:name="P5" style:family="paragraph" style:parent-style-name="Standard">
      <style:text-properties fo:font-weight="bold" officeooo:rsid="0013b9d1" officeooo:paragraph-rsid="0013b9d1" style:font-weight-asian="bold" style:font-weight-complex="bold"/>
    </style:style>
    <style:style style:name="P6" style:family="paragraph" style:parent-style-name="Standard">
      <style:text-properties fo:font-weight="bold" officeooo:paragraph-rsid="0037b775" style:font-weight-asian="bold" style:font-weight-complex="bold"/>
    </style:style>
    <style:style style:name="P7" style:family="paragraph" style:parent-style-name="Standard">
      <style:text-properties fo:font-weight="bold" officeooo:paragraph-rsid="003d84ca" style:font-weight-asian="bold" style:font-weight-complex="bold"/>
    </style:style>
    <style:style style:name="P8" style:family="paragraph" style:parent-style-name="Standard">
      <style:text-properties fo:font-weight="bold" officeooo:paragraph-rsid="005238b2" style:font-weight-asian="bold" style:font-weight-complex="bold"/>
    </style:style>
    <style:style style:name="P9" style:family="paragraph" style:parent-style-name="Standard">
      <style:text-properties fo:font-weight="bold" officeooo:paragraph-rsid="006f34f7" style:font-weight-asian="bold" style:font-weight-complex="bold"/>
    </style:style>
    <style:style style:name="P10" style:family="paragraph" style:parent-style-name="Standard">
      <style:text-properties fo:font-weight="bold" officeooo:paragraph-rsid="007054cc" style:font-weight-asian="bold" style:font-weight-complex="bold"/>
    </style:style>
    <style:style style:name="P11" style:family="paragraph" style:parent-style-name="Standard">
      <style:text-properties fo:font-weight="bold" officeooo:paragraph-rsid="00763ea7" style:font-weight-asian="bold" style:font-weight-complex="bold"/>
    </style:style>
    <style:style style:name="P12" style:family="paragraph" style:parent-style-name="Standard">
      <style:text-properties fo:font-weight="bold" fo:background-color="#808080" style:font-weight-asian="bold" style:font-weight-complex="bold"/>
    </style:style>
    <style:style style:name="P13" style:family="paragraph" style:parent-style-name="Standard">
      <style:text-properties fo:font-weight="bold" fo:background-color="#ffff00" style:font-weight-asian="bold" style:font-weight-complex="bold"/>
    </style:style>
    <style:style style:name="P14" style:family="paragraph" style:parent-style-name="Standard">
      <style:text-properties fo:font-weight="bold" fo:background-color="#cccccc" style:font-weight-asian="bold" style:font-weight-complex="bold"/>
    </style:style>
    <style:style style:name="P15" style:family="paragraph" style:parent-style-name="Standard">
      <style:text-properties fo:font-weight="bold" officeooo:paragraph-rsid="00697280" fo:background-color="#cccccc" style:font-weight-asian="bold" style:font-weight-complex="bold"/>
    </style:style>
    <style:style style:name="P16" style:family="paragraph" style:parent-style-name="Standard">
      <style:text-properties fo:font-weight="bold" fo:background-color="#b2b2b2" style:font-weight-asian="bold" style:font-weight-complex="bold"/>
    </style:style>
    <style:style style:name="P17" style:family="paragraph" style:parent-style-name="Standard">
      <style:text-properties officeooo:rsid="000f7926" officeooo:paragraph-rsid="000f7926"/>
    </style:style>
    <style:style style:name="P18" style:family="paragraph" style:parent-style-name="Standard">
      <style:text-properties officeooo:rsid="0010c260" officeooo:paragraph-rsid="0010c260"/>
    </style:style>
    <style:style style:name="P19" style:family="paragraph" style:parent-style-name="Standard">
      <style:text-properties fo:font-weight="normal" style:font-weight-asian="normal" style:font-weight-complex="normal"/>
    </style:style>
    <style:style style:name="P20" style:family="paragraph" style:parent-style-name="Standard">
      <style:text-properties fo:font-weight="normal" officeooo:rsid="0013b9d1" officeooo:paragraph-rsid="0013b9d1" style:font-weight-asian="normal" style:font-weight-complex="normal"/>
    </style:style>
    <style:style style:name="P21" style:family="paragraph" style:parent-style-name="Standard">
      <style:text-properties fo:font-weight="normal" officeooo:paragraph-rsid="0037b775" style:font-weight-asian="normal" style:font-weight-complex="normal"/>
    </style:style>
    <style:style style:name="P22" style:family="paragraph" style:parent-style-name="Standard">
      <style:text-properties fo:font-weight="normal" officeooo:paragraph-rsid="00697280" style:font-weight-asian="normal" style:font-weight-complex="normal"/>
    </style:style>
    <style:style style:name="P23" style:family="paragraph" style:parent-style-name="Standard">
      <style:text-properties fo:font-weight="normal" fo:background-color="#999999" style:font-weight-asian="normal" style:font-weight-complex="normal"/>
    </style:style>
    <style:style style:name="P24" style:family="paragraph" style:parent-style-name="Standard">
      <style:text-properties officeooo:rsid="0014f2b9" officeooo:paragraph-rsid="0014f2b9"/>
    </style:style>
    <style:style style:name="P25" style:family="paragraph" style:parent-style-name="Standard">
      <style:text-properties fo:font-size="20pt" style:text-underline-style="solid" style:text-underline-width="auto" style:text-underline-color="font-color" fo:font-weight="bold" officeooo:rsid="0014f2b9" officeooo:paragraph-rsid="0014f2b9" style:font-size-asian="20pt" style:font-weight-asian="bold" style:font-size-complex="20pt" style:font-weight-complex="bold"/>
    </style:style>
    <style:style style:name="P26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7" style:family="paragraph" style:parent-style-name="Standard">
      <style:text-properties fo:font-size="20pt" fo:font-weight="bold" officeooo:paragraph-rsid="0037b775" style:font-size-asian="20pt" style:font-weight-asian="bold" style:font-size-complex="20pt" style:font-weight-complex="bold"/>
    </style:style>
    <style:style style:name="P28" style:family="paragraph" style:parent-style-name="Standard">
      <style:text-properties style:font-name="monospace" officeooo:rsid="000f7926" officeooo:paragraph-rsid="0020df59"/>
    </style:style>
    <style:style style:name="P29" style:family="paragraph" style:parent-style-name="Standard">
      <style:text-properties style:font-name="monospace" officeooo:rsid="000f7926" officeooo:paragraph-rsid="00226de8"/>
    </style:style>
    <style:style style:name="P30" style:family="paragraph" style:parent-style-name="Standard">
      <style:text-properties style:font-name="monospace" fo:font-weight="bold" officeooo:rsid="000f7926" officeooo:paragraph-rsid="00226de8" style:font-weight-asian="bold" style:font-weight-complex="bold"/>
    </style:style>
    <style:style style:name="P31" style:family="paragraph" style:parent-style-name="Standard">
      <style:text-properties style:font-name="monospace" fo:font-size="20pt" fo:font-weight="bold" officeooo:rsid="000f7926" officeooo:paragraph-rsid="00226de8" style:font-size-asian="20pt" style:font-weight-asian="bold" style:font-size-complex="20pt" style:font-weight-complex="bold"/>
    </style:style>
    <style:style style:name="P32" style:family="paragraph" style:parent-style-name="Standard">
      <style:text-properties style:font-name="monospace" fo:font-size="20pt" fo:font-weight="bold" officeooo:rsid="000f7926" officeooo:paragraph-rsid="00326377" style:font-size-asian="20pt" style:font-weight-asian="bold" style:font-size-complex="20pt" style:font-weight-complex="bold"/>
    </style:style>
    <style:style style:name="P33" style:family="paragraph" style:parent-style-name="Standard">
      <style:text-properties style:font-name="monospace" fo:font-size="20pt" fo:font-weight="normal" officeooo:rsid="000f7926" officeooo:paragraph-rsid="00226de8" style:font-size-asian="20pt" style:font-weight-asian="normal" style:font-size-complex="20pt" style:font-weight-complex="normal"/>
    </style:style>
    <style:style style:name="P34" style:family="paragraph" style:parent-style-name="Standard">
      <style:text-properties style:font-name="monospace" fo:font-size="20pt" fo:font-weight="normal" officeooo:rsid="000f7926" officeooo:paragraph-rsid="00326377" style:font-size-asian="20pt" style:font-weight-asian="normal" style:font-size-complex="20pt" style:font-weight-complex="normal"/>
    </style:style>
    <style:style style:name="P35" style:family="paragraph" style:parent-style-name="Standard">
      <style:text-properties style:font-name="monospace" fo:font-size="12pt" fo:font-weight="normal" officeooo:rsid="000f7926" officeooo:paragraph-rsid="00226de8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monospace" fo:font-size="12pt" fo:font-weight="normal" officeooo:rsid="000f7926" officeooo:paragraph-rsid="0027db99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monospace" fo:font-size="12pt" fo:font-weight="normal" officeooo:rsid="000f7926" officeooo:paragraph-rsid="00226de8" style:font-size-asian="10.5pt" style:font-weight-asian="normal" style:font-size-complex="12pt" style:font-weight-complex="normal"/>
    </style:style>
    <style:style style:name="P38" style:family="paragraph" style:parent-style-name="Standard">
      <style:text-properties style:font-name="monospace" fo:font-size="12pt" fo:font-weight="normal" officeooo:rsid="000f7926" officeooo:paragraph-rsid="00326377" style:font-size-asian="10.5pt" style:font-weight-asian="normal" style:font-size-complex="12pt" style:font-weight-complex="normal"/>
    </style:style>
    <style:style style:name="P39" style:family="paragraph" style:parent-style-name="Standard">
      <style:text-properties style:font-name="monospace" fo:font-size="12pt" fo:font-weight="bold" officeooo:rsid="000f7926" officeooo:paragraph-rsid="0027db99" style:font-size-asian="12pt" style:font-weight-asian="bold" style:font-size-complex="12pt" style:font-weight-complex="bold"/>
    </style:style>
    <style:style style:name="P40" style:family="paragraph" style:parent-style-name="Standard">
      <style:text-properties style:font-name="monospace" fo:font-size="12pt" fo:font-weight="bold" officeooo:rsid="000f7926" officeooo:paragraph-rsid="00226de8" style:font-size-asian="12pt" style:font-weight-asian="bold" style:font-size-complex="12pt" style:font-weight-complex="bold"/>
    </style:style>
    <style:style style:name="P41" style:family="paragraph" style:parent-style-name="Standard">
      <style:text-properties style:font-name="monospace" officeooo:rsid="0020df59" officeooo:paragraph-rsid="0020df59"/>
    </style:style>
    <style:style style:name="P42" style:family="paragraph" style:parent-style-name="Standard">
      <style:text-properties style:font-name="monospace" fo:font-weight="normal" officeooo:rsid="000f7926" officeooo:paragraph-rsid="00226de8" style:font-weight-asian="normal" style:font-weight-complex="normal"/>
    </style:style>
    <style:style style:name="P43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paragraph-rsid="0037b775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46" style:family="paragraph" style:parent-style-name="Standard">
      <style:text-properties officeooo:paragraph-rsid="005238b2"/>
    </style:style>
    <style:style style:name="P47" style:family="paragraph" style:parent-style-name="Standard">
      <style:text-properties fo:background-color="#999999"/>
    </style:style>
    <style:style style:name="P48" style:family="paragraph" style:parent-style-name="Standard">
      <style:text-properties fo:color="#ff4000" loext:opacity="100%" fo:font-weight="bold" style:font-weight-asian="bold" style:font-weight-complex="bold"/>
    </style:style>
    <style:style style:name="P49" style:family="paragraph" style:parent-style-name="Standard">
      <style:text-properties fo:color="#5983b0" loext:opacity="100%" fo:font-weight="bold" style:font-weight-asian="bold" style:font-weight-complex="bold"/>
    </style:style>
    <style:style style:name="P50" style:family="paragraph" style:parent-style-name="Standard">
      <style:text-properties fo:color="#000000" loext:opacity="100%" style:font-name="monospace" officeooo:rsid="000f7926" officeooo:paragraph-rsid="00226de8" fo:background-color="#ffffff"/>
    </style:style>
    <style:style style:name="P51" style:family="paragraph" style:parent-style-name="Standard">
      <style:text-properties fo:color="#f10d0c" loext:opacity="100%" fo:font-weight="bold" style:font-weight-asian="bold" style:font-weight-complex="bold"/>
    </style:style>
    <style:style style:name="P52" style:family="paragraph" style:parent-style-name="Standard">
      <style:text-properties officeooo:rsid="009a00a2" officeooo:paragraph-rsid="009a00a2"/>
    </style:style>
    <style:style style:name="P53" style:family="paragraph" style:parent-style-name="Standard">
      <style:text-properties officeooo:paragraph-rsid="00226de8"/>
    </style:style>
    <style:style style:name="P54" style:family="paragraph" style:parent-style-name="Standard">
      <style:text-properties fo:color="#ff0000" loext:opacity="100%" fo:font-weight="bold" officeooo:rsid="001159be" officeooo:paragraph-rsid="000f7926" style:font-weight-asian="bold" style:font-weight-complex="bold"/>
    </style:style>
    <style:style style:name="P55" style:family="paragraph" style:parent-style-name="Standard">
      <style:text-properties officeooo:rsid="00c337cd" officeooo:paragraph-rsid="00c337cd"/>
    </style:style>
    <style:style style:name="P56" style:family="paragraph" style:parent-style-name="Text_20_body">
      <style:text-properties style:font-name="monospace" officeooo:rsid="000f7926" officeooo:paragraph-rsid="001003f5"/>
    </style:style>
    <style:style style:name="P57" style:family="paragraph" style:parent-style-name="Text_20_body">
      <style:text-properties style:font-name="monospace" officeooo:rsid="000f7926" officeooo:paragraph-rsid="001511c9"/>
    </style:style>
    <style:style style:name="P58" style:family="paragraph" style:parent-style-name="Text_20_body">
      <style:text-properties style:font-name="monospace" officeooo:rsid="001592a6" officeooo:paragraph-rsid="001592a6"/>
    </style:style>
    <style:style style:name="P59" style:family="paragraph" style:parent-style-name="Text_20_body">
      <style:text-properties fo:font-variant="normal" fo:text-transform="none" fo:color="#21313c" loext:opacity="100%" style:font-name="Akzidenz" fo:font-size="12pt" fo:letter-spacing="normal" fo:font-style="normal" fo:font-weight="normal" officeooo:rsid="000f7926" officeooo:paragraph-rsid="001003f5"/>
    </style:style>
    <style:style style:name="P60" style:family="paragraph" style:parent-style-name="Text_20_body">
      <style:text-properties fo:font-variant="normal" fo:text-transform="none" fo:color="#21313c" loext:opacity="100%" style:font-name="Akzidenz" fo:font-size="12pt" fo:letter-spacing="normal" fo:font-style="normal" fo:font-weight="normal" officeooo:rsid="001742a8" officeooo:paragraph-rsid="001742a8" style:font-weight-asian="normal" style:font-weight-complex="normal"/>
    </style:style>
    <style:style style:name="P61" style:family="paragraph" style:parent-style-name="Text_20_body">
      <style:text-properties fo:font-variant="normal" fo:text-transform="none" fo:color="#21313c" loext:opacity="100%" style:font-name="Akzidenz" fo:font-size="12pt" fo:letter-spacing="normal" fo:font-style="normal" fo:font-weight="normal" officeooo:rsid="00178bec" officeooo:paragraph-rsid="00178bec" style:font-weight-asian="normal" style:font-weight-complex="normal"/>
    </style:style>
    <style:style style:name="P62" style:family="paragraph" style:parent-style-name="Text_20_body">
      <style:text-properties fo:font-variant="normal" fo:text-transform="none" fo:color="#21313c" loext:opacity="100%" style:font-name="Akzidenz" fo:font-size="12pt" fo:letter-spacing="normal" fo:font-style="normal" fo:font-weight="normal" officeooo:rsid="001984f6" officeooo:paragraph-rsid="001984f6" style:font-weight-asian="normal" style:font-weight-complex="normal"/>
    </style:style>
    <style:style style:name="P63" style:family="paragraph" style:parent-style-name="Text_20_body">
      <style:text-properties fo:font-variant="normal" fo:text-transform="none" fo:color="#21313c" loext:opacity="100%" style:font-name="Akzidenz" fo:font-size="12pt" fo:letter-spacing="normal" fo:font-style="normal" fo:font-weight="normal" officeooo:rsid="001af655" officeooo:paragraph-rsid="001af655" style:font-weight-asian="normal" style:font-weight-complex="normal"/>
    </style:style>
    <style:style style:name="P64" style:family="paragraph" style:parent-style-name="Text_20_body">
      <style:text-properties fo:font-variant="normal" fo:text-transform="none" fo:color="#21313c" loext:opacity="100%" style:font-name="Akzidenz" fo:font-size="12pt" fo:letter-spacing="normal" fo:font-style="normal" fo:font-weight="normal" officeooo:rsid="0020be9b" officeooo:paragraph-rsid="0020be9b" style:font-size-asian="10.5pt" style:font-weight-asian="normal" style:font-size-complex="12pt" style:font-weight-complex="normal"/>
    </style:style>
    <style:style style:name="P65" style:family="paragraph" style:parent-style-name="Text_20_body">
      <style:text-properties fo:font-variant="normal" fo:text-transform="none" fo:color="#21313c" loext:opacity="100%" style:font-name="Akzidenz" fo:font-size="12pt" fo:letter-spacing="normal" fo:font-style="normal" fo:font-weight="bold" officeooo:rsid="001003f5" officeooo:paragraph-rsid="001003f5" style:font-weight-asian="bold" style:font-weight-complex="bold"/>
    </style:style>
    <style:style style:name="P66" style:family="paragraph" style:parent-style-name="Text_20_body">
      <style:text-properties fo:font-variant="normal" fo:text-transform="none" fo:color="#21313c" loext:opacity="100%" style:font-name="Akzidenz" fo:font-size="12pt" fo:letter-spacing="normal" fo:font-style="normal" fo:font-weight="bold" officeooo:rsid="001592a6" officeooo:paragraph-rsid="001592a6" style:font-weight-asian="bold" style:font-weight-complex="bold"/>
    </style:style>
    <style:style style:name="P67" style:family="paragraph" style:parent-style-name="Text_20_body">
      <style:text-properties fo:font-variant="normal" fo:text-transform="none" fo:color="#21313c" loext:opacity="100%" style:font-name="Akzidenz" fo:font-size="20pt" fo:letter-spacing="normal" fo:font-style="normal" fo:font-weight="bold" officeooo:rsid="001cbf52" officeooo:paragraph-rsid="001cbf52" style:font-size-asian="20pt" style:font-weight-asian="bold" style:font-size-complex="20pt" style:font-weight-complex="bold"/>
    </style:style>
    <style:style style:name="T1" style:family="text">
      <style:text-properties fo:font-variant="normal" fo:text-transform="none" fo:color="#21313c" loext:opacity="100%" style:font-name="Akzidenz" fo:font-size="12pt" fo:letter-spacing="normal" fo:font-style="normal" fo:font-weight="normal"/>
    </style:style>
    <style:style style:name="T2" style:family="text">
      <style:text-properties fo:font-variant="normal" fo:text-transform="none" fo:color="#21313c" loext:opacity="100%" style:font-name="Akzidenz" fo:font-size="12pt" fo:letter-spacing="normal" fo:font-style="normal" fo:font-weight="normal" officeooo:rsid="001003f5"/>
    </style:style>
    <style:style style:name="T3" style:family="text">
      <style:text-properties fo:font-variant="normal" fo:text-transform="none" fo:color="#21313c" loext:opacity="100%" style:font-name="Akzidenz" fo:font-size="12pt" fo:letter-spacing="normal" fo:font-style="normal" fo:font-weight="normal" officeooo:rsid="001511c9"/>
    </style:style>
    <style:style style:name="T4" style:family="text">
      <style:text-properties fo:font-variant="normal" fo:text-transform="none" fo:color="#54ff54" loext:opacity="100%" style:font-name="Akzidenz" fo:font-size="12pt" fo:letter-spacing="normal" fo:font-style="normal" fo:font-weight="bold" fo:background-color="#ffffff" loext:char-shading-value="0"/>
    </style:style>
    <style:style style:name="T5" style:family="text">
      <style:text-properties fo:font-variant="normal" fo:text-transform="none" fo:color="#000000" loext:opacity="100%" style:font-name="Akzidenz" fo:font-size="12pt" fo:letter-spacing="normal" fo:font-style="normal" fo:font-weight="normal" fo:background-color="#ffffff" loext:char-shading-value="0"/>
    </style:style>
    <style:style style:name="T6" style:family="text">
      <style:text-properties fo:font-variant="normal" fo:text-transform="none" fo:color="#000000" loext:opacity="100%" style:font-name="Akzidenz" fo:font-size="12pt" fo:letter-spacing="normal" fo:font-style="normal" fo:font-weight="normal" officeooo:rsid="001003f5" fo:background-color="#ffffff" loext:char-shading-value="0"/>
    </style:style>
    <style:style style:name="T7" style:family="text">
      <style:text-properties fo:font-variant="normal" fo:text-transform="none" fo:color="#000000" loext:opacity="100%" style:font-name="Akzidenz" fo:font-size="12pt" fo:letter-spacing="normal" fo:font-style="normal" fo:font-weight="normal" officeooo:rsid="00115d61" fo:background-color="#ffffff" loext:char-shading-value="0"/>
    </style:style>
    <style:style style:name="T8" style:family="text">
      <style:text-properties fo:font-variant="normal" fo:text-transform="none" fo:color="#5454ff" loext:opacity="100%" style:font-name="Akzidenz" fo:font-size="12pt" fo:letter-spacing="normal" fo:font-style="normal" fo:font-weight="bold" fo:background-color="#ffffff" loext:char-shading-value="0"/>
    </style:style>
    <style:style style:name="T9" style:family="text">
      <style:text-properties fo:font-variant="normal" fo:text-transform="none" fo:color="#18b218" loext:opacity="100%" style:font-name="Akzidenz" fo:font-size="12pt" fo:letter-spacing="normal" fo:font-style="normal" fo:font-weight="normal" officeooo:rsid="001003f5" fo:background-color="#ffffff" loext:char-shading-value="0"/>
    </style:style>
    <style:style style:name="T10" style:family="text">
      <style:text-properties fo:font-variant="normal" fo:text-transform="none" fo:color="#18b2b2" loext:opacity="100%" style:font-name="Akzidenz" fo:font-size="12pt" fo:letter-spacing="normal" fo:font-style="normal" fo:font-weight="normal" officeooo:rsid="001003f5" fo:background-color="#ffffff" loext:char-shading-value="0"/>
    </style:style>
    <style:style style:name="T11" style:family="text">
      <style:text-properties fo:font-variant="normal" fo:text-transform="none" fo:color="#b26818" loext:opacity="100%" style:font-name="Akzidenz" fo:font-size="12pt" fo:letter-spacing="normal" fo:font-style="normal" fo:font-weight="normal" officeooo:rsid="001003f5" fo:background-color="#ffffff" loext:char-shading-value="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592a6" style:font-weight-asian="bold" style:font-weight-complex="bold"/>
    </style:style>
    <style:style style:name="T14" style:family="text">
      <style:text-properties fo:font-weight="bold" officeooo:rsid="00cdd1aa" style:font-weight-asian="bold" style:font-weight-complex="bold"/>
    </style:style>
    <style:style style:name="T15" style:family="text">
      <style:text-properties fo:font-weight="bold" fo:background-color="#999999" loext:char-shading-value="0" style:font-weight-asian="bold" style:font-weight-complex="bold"/>
    </style:style>
    <style:style style:name="T16" style:family="text">
      <style:text-properties fo:font-weight="bold" fo:background-color="#cccccc" loext:char-shading-value="0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86e5ac" style:font-weight-asian="normal" style:font-weight-complex="normal"/>
    </style:style>
    <style:style style:name="T19" style:family="text">
      <style:text-properties fo:font-weight="normal" officeooo:rsid="00bff935" style:font-weight-asian="normal" style:font-weight-complex="normal"/>
    </style:style>
    <style:style style:name="T20" style:family="text">
      <style:text-properties fo:font-weight="normal" officeooo:rsid="00d627f5" style:font-weight-asian="normal" style:font-weight-complex="normal"/>
    </style:style>
    <style:style style:name="T21" style:family="text">
      <style:text-properties fo:font-weight="normal" fo:background-color="#ffff00" loext:char-shading-value="0" style:font-weight-asian="normal" style:font-weight-complex="normal"/>
    </style:style>
    <style:style style:name="T22" style:family="text">
      <style:text-properties fo:color="#54ff54" loext:opacity="100%" fo:font-weight="bold" fo:background-color="#ffffff" loext:char-shading-value="0"/>
    </style:style>
    <style:style style:name="T23" style:family="text">
      <style:text-properties fo:color="#000000" loext:opacity="100%" fo:background-color="#ffffff" loext:char-shading-value="0"/>
    </style:style>
    <style:style style:name="T24" style:family="text">
      <style:text-properties fo:color="#000000" loext:opacity="100%" officeooo:rsid="00226de8" fo:background-color="#ffffff" loext:char-shading-value="0"/>
    </style:style>
    <style:style style:name="T25" style:family="text">
      <style:text-properties fo:color="#5454ff" loext:opacity="100%" fo:font-weight="bold" fo:background-color="#ffffff" loext:char-shading-value="0"/>
    </style:style>
    <style:style style:name="T26" style:family="text">
      <style:text-properties fo:color="#18b218" loext:opacity="100%" fo:background-color="#ffffff" loext:char-shading-value="0"/>
    </style:style>
    <style:style style:name="T27" style:family="text">
      <style:text-properties fo:color="#18b2b2" loext:opacity="100%" fo:background-color="#ffffff" loext:char-shading-value="0"/>
    </style:style>
    <style:style style:name="T28" style:family="text">
      <style:text-properties fo:color="#ff79c6" loext:opacity="100%" style:font-name="Droid Sans Mono" fo:font-size="12pt" fo:font-weight="bold" fo:background-color="#282a36" loext:char-shading-value="0" style:font-weight-asian="bold" style:font-weight-complex="bold"/>
    </style:style>
    <style:style style:name="T29" style:family="text">
      <style:text-properties fo:color="#f8f8f2" loext:opacity="100%" style:font-name="Droid Sans Mono" fo:font-size="12pt" fo:font-weight="bold" fo:background-color="#282a36" loext:char-shading-value="0" style:font-weight-asian="bold" style:font-weight-complex="bold"/>
    </style:style>
    <style:style style:name="T30" style:family="text">
      <style:text-properties fo:color="#bd93f9" loext:opacity="100%" style:font-name="Droid Sans Mono" fo:font-size="12pt" fo:font-weight="bold" fo:background-color="#282a36" loext:char-shading-value="0" style:font-weight-asian="bold" style:font-weight-complex="bold"/>
    </style:style>
    <style:style style:name="T31" style:family="text">
      <style:text-properties fo:font-size="12pt" style:font-size-asian="10.5pt" style:font-size-complex="12pt"/>
    </style:style>
    <style:style style:name="T32" style:family="text">
      <style:text-properties fo:font-size="12pt" fo:font-weight="bold" style:font-size-asian="10.5pt" style:font-weight-asian="bold" style:font-size-complex="12pt" style:font-weight-complex="bold"/>
    </style:style>
    <style:style style:name="T33" style:family="text">
      <style:text-properties style:text-underline-style="solid" style:text-underline-width="auto" style:text-underline-color="font-color" fo:background-color="#cccccc" loext:char-shading-value="0"/>
    </style:style>
    <style:style style:name="T34" style:family="text">
      <style:text-properties fo:background-color="#999999" loext:char-shading-value="0"/>
    </style:style>
    <style:style style:name="T35" style:family="text">
      <style:text-properties fo:background-color="#ffff00" loext:char-shading-value="0"/>
    </style:style>
    <style:style style:name="T36" style:family="text">
      <style:text-properties fo:color="#c9211e" loext:opacity="100%"/>
    </style:style>
    <style:style style:name="T37" style:family="text">
      <style:text-properties fo:color="#c9211e" loext:opacity="100%" fo:font-weight="bold" style:font-weight-asian="bold" style:font-weight-complex="bold"/>
    </style:style>
    <style:style style:name="T38" style:family="text">
      <style:text-properties fo:color="#c9211e" loext:opacity="100%" style:text-underline-style="solid" style:text-underline-width="auto" style:text-underline-color="font-color" fo:background-color="#cccccc" loext:char-shading-value="0"/>
    </style:style>
    <style:style style:name="T39" style:family="text">
      <style:text-properties fo:color="#c9211e" loext:opacity="100%" fo:background-color="#b2b2b2" loext:char-shading-value="0"/>
    </style:style>
    <style:style style:name="T40" style:family="text">
      <style:text-properties fo:color="#c9211e" loext:opacity="100%" officeooo:rsid="00b3f26a"/>
    </style:style>
    <style:style style:name="T41" style:family="text">
      <style:text-properties fo:color="#c9211e" loext:opacity="100%" officeooo:rsid="00c94c15"/>
    </style:style>
    <style:style style:name="T42" style:family="text">
      <style:text-properties fo:color="#3465a4" loext:opacity="100%"/>
    </style:style>
    <style:style style:name="T43" style:family="text">
      <style:text-properties fo:color="#f10d0c" loext:opacity="100%"/>
    </style:style>
    <style:style style:name="T44" style:family="text">
      <style:text-properties fo:color="#f10d0c" loext:opacity="100%" fo:font-weight="bold" style:font-weight-asian="bold" style:font-weight-complex="bold"/>
    </style:style>
    <style:style style:name="T45" style:family="text">
      <style:text-properties fo:color="#2a6099" loext:opacity="100%"/>
    </style:style>
    <style:style style:name="T46" style:family="text">
      <style:text-properties fo:color="#2a6099" loext:opacity="100%" fo:font-weight="bold" style:font-weight-asian="bold" style:font-weight-complex="bold"/>
    </style:style>
    <style:style style:name="T47" style:family="text">
      <style:text-properties fo:color="#bf0041" loext:opacity="100%"/>
    </style:style>
    <style:style style:name="T48" style:family="text">
      <style:text-properties fo:color="#55308d" loext:opacity="100%"/>
    </style:style>
    <style:style style:name="T49" style:family="text">
      <style:text-properties fo:color="#55308d" loext:opacity="100%" officeooo:rsid="0087fc3f"/>
    </style:style>
    <style:style style:name="T50" style:family="text">
      <style:text-properties fo:color="#55308d" loext:opacity="100%" fo:font-weight="bold" style:font-weight-asian="bold" style:font-weight-complex="bold"/>
    </style:style>
    <style:style style:name="T51" style:family="text">
      <style:text-properties fo:color="#55308d" loext:opacity="100%" fo:font-weight="bold" officeooo:rsid="001159be" style:font-weight-asian="bold" style:font-weight-complex="bold"/>
    </style:style>
    <style:style style:name="T52" style:family="text">
      <style:text-properties fo:color="#55308d" loext:opacity="100%" style:font-name="monospace" officeooo:rsid="000f7926"/>
    </style:style>
    <style:style style:name="T53" style:family="text">
      <style:text-properties fo:color="#55308d" loext:opacity="100%" style:font-name="monospace" fo:font-weight="normal" officeooo:rsid="000f7926" style:font-weight-asian="normal" style:font-weight-complex="normal"/>
    </style:style>
    <style:style style:name="T54" style:family="text">
      <style:text-properties fo:color="#ff3838" loext:opacity="100%"/>
    </style:style>
    <style:style style:name="T55" style:family="text">
      <style:text-properties fo:color="#6b5e9b" loext:opacity="100%"/>
    </style:style>
    <style:style style:name="T56" style:family="text">
      <style:text-properties fo:color="#ff4000" loext:opacity="100%"/>
    </style:style>
    <style:style style:name="T57" style:family="text">
      <style:text-properties fo:color="#ff4000" loext:opacity="100%" fo:font-weight="bold" style:font-weight-asian="bold" style:font-weight-complex="bold"/>
    </style:style>
    <style:style style:name="T58" style:family="text">
      <style:text-properties fo:color="#5983b0" loext:opacity="100%"/>
    </style:style>
    <style:style style:name="T59" style:family="text">
      <style:text-properties fo:color="#ff0000" loext:opacity="100%"/>
    </style:style>
    <style:style style:name="T60" style:family="text">
      <style:text-properties fo:color="#ff0000" loext:opacity="100%" fo:font-weight="bold" style:font-weight-asian="bold" style:font-weight-complex="bold"/>
    </style:style>
    <style:style style:name="T61" style:family="text">
      <style:text-properties fo:color="#ff0000" loext:opacity="100%" fo:font-weight="bold" officeooo:rsid="000e2cd8" style:font-weight-asian="bold" style:font-weight-complex="bold"/>
    </style:style>
    <style:style style:name="T62" style:family="text">
      <style:text-properties fo:color="#ff0000" loext:opacity="100%" fo:font-weight="bold" officeooo:rsid="0097654d" style:font-weight-asian="bold" style:font-weight-complex="bold"/>
    </style:style>
    <style:style style:name="T63" style:family="text">
      <style:text-properties fo:color="#ff0000" loext:opacity="100%" fo:font-weight="bold" officeooo:rsid="001159be" style:font-weight-asian="bold" style:font-weight-complex="bold"/>
    </style:style>
    <style:style style:name="T64" style:family="text">
      <style:text-properties fo:color="#ff0000" loext:opacity="100%" officeooo:rsid="000e2cd8"/>
    </style:style>
    <style:style style:name="T65" style:family="text">
      <style:text-properties fo:color="#ff0000" loext:opacity="100%" style:font-name="monospace" fo:font-weight="bold" officeooo:rsid="000f7926" style:font-weight-asian="bold" style:font-weight-complex="bold"/>
    </style:style>
    <style:style style:name="T66" style:family="text">
      <style:text-properties fo:color="#ff0000" loext:opacity="100%" style:font-name="monospace" fo:font-weight="normal" officeooo:rsid="000f7926" style:font-weight-asian="normal" style:font-weight-complex="normal"/>
    </style:style>
    <style:style style:name="T67" style:family="text">
      <style:text-properties fo:color="#800080" loext:opacity="100%"/>
    </style:style>
    <style:style style:name="T68" style:family="text">
      <style:text-properties officeooo:rsid="0083830a"/>
    </style:style>
    <style:style style:name="T69" style:family="text">
      <style:text-properties officeooo:rsid="0090ca19"/>
    </style:style>
    <style:style style:name="T70" style:family="text">
      <style:text-properties officeooo:rsid="009974b2"/>
    </style:style>
    <style:style style:name="T71" style:family="text">
      <style:text-properties officeooo:rsid="009a9b4b"/>
    </style:style>
    <style:style style:name="T72" style:family="text">
      <style:text-properties officeooo:rsid="009c273c"/>
    </style:style>
    <style:style style:name="T73" style:family="text">
      <style:text-properties style:font-name="monospace" officeooo:rsid="000f7926"/>
    </style:style>
    <style:style style:name="T74" style:family="text">
      <style:text-properties style:font-name="monospace" fo:font-weight="normal" officeooo:rsid="000f7926" style:font-weight-asian="normal" style:font-weight-complex="normal"/>
    </style:style>
    <style:style style:name="T75" style:family="text">
      <style:text-properties style:font-name="monospace" fo:font-weight="normal" officeooo:rsid="009c81b3" style:font-weight-asian="normal" style:font-weight-complex="normal"/>
    </style:style>
    <style:style style:name="T76" style:family="text">
      <style:text-properties officeooo:rsid="00b0724c"/>
    </style:style>
    <style:style style:name="T77" style:family="text">
      <style:text-properties officeooo:rsid="00b0e02a"/>
    </style:style>
    <style:style style:name="T78" style:family="text">
      <style:text-properties officeooo:rsid="00b1a955"/>
    </style:style>
    <style:style style:name="T79" style:family="text">
      <style:text-properties officeooo:rsid="00b286af"/>
    </style:style>
    <style:style style:name="T80" style:family="text">
      <style:text-properties officeooo:rsid="00b3f26a"/>
    </style:style>
    <style:style style:name="T81" style:family="text">
      <style:text-properties officeooo:rsid="00b53fd1"/>
    </style:style>
    <style:style style:name="T82" style:family="text">
      <style:text-properties officeooo:rsid="00b65842"/>
    </style:style>
    <style:style style:name="T83" style:family="text">
      <style:text-properties officeooo:rsid="00b8cdc1"/>
    </style:style>
    <style:style style:name="T84" style:family="text">
      <style:text-properties officeooo:rsid="00b91f29"/>
    </style:style>
    <style:style style:name="T85" style:family="text">
      <style:text-properties officeooo:rsid="00bc4072"/>
    </style:style>
    <style:style style:name="T86" style:family="text">
      <style:text-properties officeooo:rsid="00bd12f4"/>
    </style:style>
    <style:style style:name="T87" style:family="text">
      <style:text-properties officeooo:rsid="00bd154f"/>
    </style:style>
    <style:style style:name="T88" style:family="text">
      <style:text-properties officeooo:rsid="00be67da"/>
    </style:style>
    <style:style style:name="T89" style:family="text">
      <style:text-properties officeooo:rsid="00c10e49"/>
    </style:style>
    <style:style style:name="T90" style:family="text">
      <style:text-properties officeooo:rsid="00cc2fc8"/>
    </style:style>
    <style:style style:name="T91" style:family="text">
      <style:text-properties officeooo:rsid="00d176c8"/>
    </style:style>
    <style:style style:name="T92" style:family="text">
      <style:text-properties officeooo:rsid="00d4b0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urso de React </text:p>
      <text:p text:style-name="P1"/>
      <text:p text:style-name="P1">primeira aula criação do projeto:</text:p>
      <text:p text:style-name="P1"/>
      <text:p text:style-name="P25">Aula 1 : Criando um projeto.</text:p>
      <text:p text:style-name="P24"/>
      <text:p text:style-name="P4">comando usado:</text:p>
      <text:p text:style-name="P1"><text:s/>npx creat-react-app</text:p>
      <text:p text:style-name="P1"/>
      <text:p text:style-name="P5">O comando npx </text:p>
      <text:p text:style-name="P20">Ele baixa uma dependecia onde vamo usar de forma temporaria executa e depois ele exclui!</text:p>
      <text:p text:style-name="P5"/>
      <text:p text:style-name="P1">Este comando é utilzado para criar um projeto entaõ não precisamos ficar com este comando globalmente instalado na sua maquina o tempo todo.</text:p>
      <text:p text:style-name="P1"/>
      <text:p text:style-name="P1">O npx baixa temporariamente executa o comando e depois ele tira o comando da maquina.</text:p>
      <text:p text:style-name="P1"/>
      <text:p text:style-name="P17">Passo para executar o comando:</text:p>
      <text:p text:style-name="P55">primeriramente vamos criar uma pasta d nome react <text:s/>onde será o começo do nosso projeto.</text:p>
      <text:p text:style-name="P17"/>
      <text:p text:style-name="P17">1ª entramos na pasta react.</text:p>
      <text:p text:style-name="P17">2ª depois executamos este comando :<text:span text:style-name="T59"> </text:span><text:span text:style-name="T64"><text:s/></text:span><text:span text:style-name="T61">npx creat</text:span><text:span text:style-name="T62">e</text:span><text:span text:style-name="T61">-react-app </text:span><text:span text:style-name="T63">(</text:span><text:span text:style-name="T51">nome da pasta</text:span><text:span text:style-name="T63">)</text:span></text:p>
      <text:p text:style-name="P54"/>
      <text:p text:style-name="P52"><text:span text:style-name="T63">O </text:span><text:span text:style-name="T60">nome da pasta <text:s/>: não pode conter letras maiusculas!!</text:span></text:p>
      <text:p text:style-name="P17"/>
      <text:p text:style-name="P18">Então será criado o projeto e vai ser feito os dowloads dos arquivos necessarios para manipular o react.</text:p>
      <text:p text:style-name="P17"/>
      <text:p text:style-name="P56"><text:span text:style-name="T4">usuario@usuario-desktop</text:span><text:span text:style-name="T5">:</text:span><text:span text:style-name="T8">~/Documentos</text:span><text:span text:style-name="T5">$ cd React/ </text:span><text:span text:style-name="T1"><text:line-break/></text:span><text:span text:style-name="T4">usuario@usuario-desktop</text:span><text:span text:style-name="T5">:</text:span><text:span text:style-name="T8">~/Documentos/React</text:span><text:span text:style-name="T5">$ ls </text:span><text:span text:style-name="T1"><text:line-break/></text:span><text:span text:style-name="T4">usuario@usuario-desktop</text:span><text:span text:style-name="T5">:</text:span><text:span text:style-name="T8">~/Documentos/React</text:span><text:span text:style-name="T5">$ npx create-react-app fundamentos</text:span><text:span text:style-name="T7">1</text:span><text:span text:style-name="T5">-react </text:span><text:span text:style-name="T1"><text:line-break/></text:span></text:p>
      <text:p text:style-name="P59"/>
      <text:p text:style-name="P65">Depois que executado o comando ele vai baixar os pacotes necessarios.</text:p>
      <text:p text:style-name="P65">E vai mostrar esta tela no seu terminal:</text:p>
      <text:p text:style-name="P57"><text:span text:style-name="T6">Creating a new React app in </text:span><text:span text:style-name="T9">/home/usuario/fundamentos1-reatc</text:span><text:span text:style-name="T6">. </text:span><text:span text:style-name="T2"><text:line-break/><text:line-break/>Installing packages. This might take a couple of minutes. <text:line-break/>Installing </text:span><text:span text:style-name="T10">react</text:span><text:span text:style-name="T6">, </text:span><text:span text:style-name="T10">react-dom</text:span><text:span text:style-name="T6">, and </text:span><text:span text:style-name="T10">react-scripts</text:span><text:span text:style-name="T6">... </text:span><text:span text:style-name="T2"><text:line-break/><text:line-break/><text:line-break/>added 987 packages in 2m <text:line-break/><text:line-break/></text:span><text:soft-page-break/><text:span text:style-name="T2">21 packages are looking for funding <text:line-break/> run `npm fund` for details <text:line-break/><text:line-break/>Success! Created fundamentos1-reatc at /home/usuario/fundamentos1-reatc <text:line-break/>Inside that directory, you can run several commands: <text:line-break/><text:line-break/></text:span><text:span text:style-name="T10"> npm start</text:span><text:span text:style-name="T6"> </text:span><text:span text:style-name="T2"><text:line-break/>   Starts the development server. <text:line-break/><text:line-break/></text:span><text:span text:style-name="T10"> npm run build</text:span><text:span text:style-name="T6"> </text:span><text:span text:style-name="T2"><text:line-break/>   Bundles the app into static files for production. <text:line-break/><text:line-break/></text:span><text:span text:style-name="T10"> npm test</text:span><text:span text:style-name="T6"> </text:span><text:span text:style-name="T2"><text:line-break/>   Starts the test runner. <text:line-break/><text:line-break/></text:span><text:span text:style-name="T10"> npm run eject</text:span><text:span text:style-name="T6"> </text:span><text:span text:style-name="T2"><text:line-break/>   Removes this tool and copies build dependencies, configuration files <text:line-break/>   and scripts into the app directory. If you do this, you can’t go back! <text:line-break/><text:line-break/>We suggest that you begin by typing: <text:line-break/><text:line-break/></text:span><text:span text:style-name="T10"> cd</text:span><text:span text:style-name="T6"> fundamentos1-reatc </text:span><text:span text:style-name="T2"><text:line-break/> </text:span><text:span text:style-name="T10">npm start</text:span><text:span text:style-name="T6"> </text:span><text:span text:style-name="T2"><text:line-break/><text:line-break/>Happy hacking! <text:line-break/><text:line-break/></text:span><text:span text:style-name="T11">Note: the project was bootstrapped with an old unsupported version of tools.</text:span><text:span text:style-name="T6"> </text:span><text:span text:style-name="T2"><text:line-break/></text:span><text:span text:style-name="T11">Please update to Node &gt;=14 and npm &gt;=6 to get supported tools in new projects.</text:span></text:p>
      <text:p text:style-name="P57"><text:span text:style-name="T3">Este comando demora entorno de 2 minutos!</text:span><text:span text:style-name="T2"><text:line-break/></text:span><text:span text:style-name="T1"><text:line-break/></text:span><text:span text:style-name="T3">Concluido!!</text:span></text:p>
      <text:p text:style-name="P58"><text:span text:style-name="T3">O</text:span><text:span text:style-name="T1">s ultimos 2ªpasos que ele manda a fazer é entrar na pasta do projeto e executar o comando.</text:span></text:p>
      <text:p text:style-name="P66">Npm start</text:p>
      <text:p text:style-name="P60">Depois de creado o projeto você vai ver que foi criado a pasta de fundamentos1-react foi criado porem dentro desta pasta contem outras pastas que fazem parte do projeto que vamos criar!</text:p>
      <text:p text:style-name="P61"><text:soft-page-break/>Embutido no projeto de react nos conseguimos ter um sevidor de desenvolvimento conhecito com <text:span text:style-name="T12">hoot reload.</text:span></text:p>
      <text:p text:style-name="P61">Sempre que alteramos a aplicação o browser da um refresh e podemos ver o que está sendo feito quase igual ao live server no javaScripty.</text:p>
      <text:p text:style-name="P61"/>
      <text:p text:style-name="P61"/>
      <text:p text:style-name="P62">3ª passo e abrir a pasta no visu<text:span text:style-name="T92">a</text:span>l studio code.</text:p>
      <text:p text:style-name="P63">Podemos arrastar a pasta para dentro do visual studio code.</text:p>
      <text:p text:style-name="P63">Ou podemos abrila direto <text:s/>pelo próprio visual studio code.</text:p>
      <text:p text:style-name="P63"/>
      <text:p text:style-name="P67">Aula 2- Exibindo uma string na tela.</text:p>
      <text:p text:style-name="P64">Para vermos em tempo re<text:span text:style-name="T70">al</text:span> o que está sendo desenvolvido na nossa aplicação temos que abrir o terminal; entrarmos na pasta do projeto react que foi criada e dentro da pasta rodar o codigo <text:s/><text:span text:style-name="T13">Npm start.</text:span></text:p>
      <text:p text:style-name="P64"><text:span text:style-name="T13">C</text:span><text:span text:style-name="T12">omando fica assim: </text:span></text:p>
      <text:p text:style-name="P28"><text:span text:style-name="T22">usuario@usuario-desktop</text:span><text:span text:style-name="T23">:</text:span><text:span text:style-name="T25">~</text:span><text:span text:style-name="T23">$ cd Documentos/React/fundamentos1-reatc/npm start</text:span><text:line-break/></text:p>
      <text:p text:style-name="P41">então está tela será mostrada no terminal:</text:p>
      <text:p text:style-name="P28"/>
      <text:p text:style-name="P29"><text:span text:style-name="T26">Compiled successfully!</text:span><text:span text:style-name="T23"> </text:span><text:line-break/><text:line-break/>The app is running at: <text:line-break/><text:line-break/> <text:span text:style-name="T27">http://localhost:3000/</text:span><text:span text:style-name="T23"> </text:span><text:line-break/><text:line-break/>Note that the development build is not optimized. <text:line-break/>To create a production build, use <text:span text:style-name="T27">npm run build</text:span><text:span text:style-name="T23">.</text:span></text:p>
      <text:p text:style-name="P50"/>
      <text:p text:style-name="P29"><text:span text:style-name="T24">1</text:span>º vamos ter que importar a biblioteca <text:span text:style-name="T59">react-dom</text:span> para poder int<text:span text:style-name="T71">e</text:span>ragir <text:span text:style-name="T60">DOM</text:span> =&gt; <text:span text:style-name="T60">Document Object Modal.</text:span></text:p>
      <text:p text:style-name="P29">Que nada mais é que a estrutura da pagina igual do DOM do javaScripty.</text:p>
      <text:p text:style-name="P29"/>
      <text:p text:style-name="P30">Codigo do arquivo index.js:</text:p>
      <text:p text:style-name="P29"/>
      <text:p text:style-name="P29"><text:soft-page-break/><text:span text:style-name="T60">import</text:span> ReactDom <text:span text:style-name="T60">from</text:span> ‘react-dom’</text:p>
      <text:p text:style-name="P29"/>
      <text:p text:style-name="P53"><text:span text:style-name="T65">const el</text:span><text:span text:style-name="T73"> = </text:span><text:span text:style-name="T52">document.getElemntById(</text:span>‘root’<text:span text:style-name="T52">)</text:span></text:p>
      <text:p text:style-name="P29"><text:span text:style-name="T48">ReactDom.render</text:span>(‘Olá React !,<text:span text:style-name="T56">el</text:span>)</text:p>
      <text:p text:style-name="P29"/>
      <text:p text:style-name="P30">Perceba que:</text:p>
      <text:p text:style-name="P30"/>
      <text:p text:style-name="P30"><text:span text:style-name="T17">usamos</text:span> O ReactDom <text:span text:style-name="T17"><text:s/>para pegar o id da &lt;DIV id=’root’&gt; do arquivo do html através do </text:span>GetElementById <text:span text:style-name="T17"><text:s/>onde pegamos o elemento e jogamos dentro de uma constante para que possa ser exibida na tela.</text:span></text:p>
      <text:p text:style-name="P42"/>
      <text:p text:style-name="P42">Para a exibição us<text:span text:style-name="T72">a</text:span>mos o comando :</text:p>
      <text:p text:style-name="P42"/>
      <text:p text:style-name="P53"><text:span text:style-name="T53">ReaactDom.render(‘</text:span>menssagem’<text:span text:style-name="T53">, </text:span><text:span text:style-name="T66">el</text:span><text:span text:style-name="T53">)</text:span><text:span text:style-name="T74"> e em seguida pass</text:span><text:span text:style-name="T75">a</text:span><text:span text:style-name="T74">mos mais um parametro depois da menssagem que é justamente a nossa </text:span><text:span text:style-name="T65">constante el.</text:span></text:p>
      <text:p text:style-name="P42"/>
      <text:p text:style-name="P42">Agora conseguimos exibir a string na tela mas ainda não usamos o react.</text:p>
      <text:p text:style-name="P42">Para isso vamos ter que usar a biblioteca <text:span text:style-name="T60">jsx</text:span> pois ela possui a sintaxe que precisamos!</text:p>
      <text:p text:style-name="P42"/>
      <text:p text:style-name="P42"/>
      <text:p text:style-name="P31">Aula 03) conhecendo jsx.</text:p>
      <text:p text:style-name="P31"/>
      <text:p text:style-name="P35">Então vamos importar <text:s/>a biblioteca <text:span text:style-name="T12">React</text:span> para que nosso codigo <text:span text:style-name="T12">jsx</text:span> possa funcionar.</text:p>
      <text:p text:style-name="P35">O codigo <text:span text:style-name="T12">jsx</text:span> e parecido com as tags HTML porem não é html!</text:p>
      <text:p text:style-name="P35">Mas para funcionar precisamos que <text:span text:style-name="T12">ReactDom</text:span> passe o caminho do ID.</text:p>
      <text:p text:style-name="P35"/>
      <text:p text:style-name="P36">Comandos para importar o react: <text:span text:style-name="T12">import</text:span> React <text:span text:style-name="T12">fr</text:span><text:span text:style-name="T14">o</text:span><text:span text:style-name="T12">m</text:span> ‘react’</text:p>
      <text:p text:style-name="P36"/>
      <text:p text:style-name="P36">Agora nosso codigo vai ficar assim!</text:p>
      <text:p text:style-name="P35"/>
      <text:p text:style-name="P35"/>
      <text:p text:style-name="P39">import <text:span text:style-name="T36">ReactDom</text:span> from ‘react-dom’</text:p>
      <text:p text:style-name="P40">import React form ‘react’</text:p>
      <text:p text:style-name="P40"/>
      <text:p text:style-name="P39"><text:span text:style-name="T36">ReactDom</text:span>.render(</text:p>
      <text:p text:style-name="P39">&lt;div&gt;‘Olá React !&lt;/div&gt;</text:p>
      <text:p text:style-name="P39">,document.getElemntById(‘root’)</text:p>
      <text:p text:style-name="P39">)</text:p>
      <text:p text:style-name="P36"><text:soft-page-break/></text:p>
      <text:p text:style-name="P36">perceba que:</text:p>
      <text:p text:style-name="P36"/>
      <text:p text:style-name="P36">a constante foi retirada pois não era mais necessaria.</text:p>
      <text:p text:style-name="P36">E substituimos as aspas pelas (tags) &lt;div&gt;&lt;/div&gt;</text:p>
      <text:p text:style-name="P36"/>
      <text:p text:style-name="P36">no lugar das tags &lt;div&gt; podemos usar outras tags como &lt;strong&gt; , &lt;h1&gt; &lt;h2&gt; etc…</text:p>
      <text:p text:style-name="P36">depende da sua necessidade!</text:p>
      <text:p text:style-name="P35"/>
      <text:p text:style-name="P35">Agora nosso codigo etá assim:</text:p>
      <text:p text:style-name="P35"/>
      <text:p text:style-name="P3">import <text:span text:style-name="T36">ReactDOM</text:span> from '<text:span text:style-name="T36">react</text:span>-<text:span text:style-name="T36">dom</text:span>'</text:p>
      <text:p text:style-name="P3">import <text:span text:style-name="T36">React</text:span> from '<text:span text:style-name="T36">react</text:span>'</text:p>
      <text:p text:style-name="P3"/>
      <text:p text:style-name="P3">ReactDOM.render(</text:p>
      <text:p text:style-name="P3">&lt;div&gt;</text:p>
      <text:p text:style-name="P3">&lt;strong&gt;'Olá React !&lt;/strong&gt; &lt;br&gt;&lt;/br&gt;O leandro está mandando Bala!'</text:p>
      <text:p text:style-name="P3">&lt;/div&gt;</text:p>
      <text:p text:style-name="P3">,</text:p>
      <text:p text:style-name="P3">document.getElementById('root')</text:p>
      <text:p text:style-name="P3">)</text:p>
      <text:p text:style-name="P33"/>
      <text:p text:style-name="P37">Assunto da próxima aula = Aula 13) carregando CSS</text:p>
      <text:p text:style-name="P37"/>
      <text:p text:style-name="P32">Aula 13) carregando CSS</text:p>
      <text:p text:style-name="P34">1º<text:span text:style-name="T31">-primeiro vamos </text:span><text:span text:style-name="T32">criar um arquivo com extenção css</text:span><text:span text:style-name="T31"> e colocar na mesma pasta que está o nosso arquivo index.js note que eles possuem o mesmo nome!!</text:span></text:p>
      <text:p text:style-name="P38"/>
      <text:p text:style-name="P37">O fato de <text:s/>eu ter criado um arquivo com o me<text:span text:style-name="T68">s</text:span>mo nome não faz com ele seja carregado!</text:p>
      <text:p text:style-name="P37"/>
      <text:p text:style-name="P37">Precismos referencialo de algum local.</text:p>
      <text:p text:style-name="P42">A nossa aplicação vai começar <text:s/>funcionar <text:span text:style-name="T68">a </text:span>partir do arquivo index.js onde la vamos fazer a chamada para os arquivos.</text:p>
      <text:p text:style-name="P42"/>
      <text:p text:style-name="P42">Note que dentro do arquivo index.js</text:p>
      <text:p text:style-name="P42">temos um <text:span text:style-name="T12">import</text:span> porem ele faz a busca na pasta demodulos do nosso projeto.</text:p>
      <text:p text:style-name="P42"/>
      <text:p text:style-name="P42">Vamos buscar o nosso arquivo index.css atraves do comando.</text:p>
      <text:p text:style-name="P42">O comando para importar :</text:p>
      <text:p text:style-name="P42"/>
      <text:p text:style-name="P3"><text:soft-page-break/>import ‘./index.css’</text:p>
      <text:p text:style-name="P3"/>
      <text:p text:style-name="P6"/>
      <text:p text:style-name="P30"/>
      <text:p text:style-name="P42"/>
      <text:p text:style-name="P42">já que estou na própria pasta onde estão os meus arquivos da aplicação, foi usado (.) para mostrar o caminho. Pois o ponto mostra que estamos na pasta atual.</text:p>
      <text:p text:style-name="P42"/>
      <text:p text:style-name="P42">E nosso arquivo index.css vai ter a seguinte formatação:</text:p>
      <text:p text:style-name="Standard"/>
      <text:p text:style-name="P3">body {</text:p>
      <text:p text:style-name="P3">background-color: black;</text:p>
      <text:p text:style-name="P3">color:white</text:p>
      <text:p text:style-name="P3">}</text:p>
      <text:p text:style-name="P3"/>
      <text:p text:style-name="P45">Agora nosso codigo do arquivo index.js está assim:</text:p>
      <text:p text:style-name="P3"/>
      <text:p text:style-name="P3"><text:span text:style-name="T36">import </text:span>'./index.css'</text:p>
      <text:p text:style-name="P3"><text:span text:style-name="T36">import</text:span> ReactDOM <text:span text:style-name="T36">from</text:span> 'react-dom'</text:p>
      <text:p text:style-name="Standard"><text:span text:style-name="T37">import</text:span><text:span text:style-name="T12"> React </text:span><text:span text:style-name="T37">from</text:span><text:span text:style-name="T12"> 'react'</text:span></text:p>
      <text:p text:style-name="P3"/>
      <text:p text:style-name="P3">ReactDOM.render(</text:p>
      <text:p text:style-name="P3">&lt;div&gt;</text:p>
      <text:p text:style-name="P3">&lt;strong&gt;'Olá React !&lt;/strong&gt; &lt;br&gt;&lt;/br&gt;O leandro está mandando Bala!'</text:p>
      <text:p text:style-name="P3">&lt;/div&gt;</text:p>
      <text:p text:style-name="P3">,</text:p>
      <text:p text:style-name="P3">document.getElementById('root')</text:p>
      <text:p text:style-name="P3">)</text:p>
      <text:p text:style-name="P3"/>
      <text:p text:style-name="Standard"/>
      <text:p text:style-name="P27">14) aula – Primeiro Componente.</text:p>
      <text:p text:style-name="P27"/>
      <text:p text:style-name="P44">Dentro da pasta SRC vamos criar mais uma pasta com o nome de <text:span text:style-name="T60">components</text:span>.</text:p>
      <text:p text:style-name="P44">E dentro de components vamos criar uma pasta chamada <text:span text:style-name="T60">Basico</text:span> onde sua função será guardar meus componetntes basicos.</text:p>
      <text:p text:style-name="P44">E dentro da pasta basico vamos criar nosso primero arquivo chamado <text:span text:style-name="T36">primerio.js</text:span></text:p>
      <text:p text:style-name="P27"/>
      <text:p text:style-name="P44">E dentro do nosso arquivo criaremos uma função para valor de estudo !</text:p>
      <text:p text:style-name="P44">Só que precisamos que a função fique disponivel para fora deste arquivo ou seja preciso exportalo.</text:p>
      <text:p text:style-name="P44"/>
      <text:p text:style-name="P6">Existem duas formas <text:s/>de exportar !<text:span text:style-name="T17"> </text:span></text:p>
      <text:p text:style-name="P21"/>
      <text:p text:style-name="P6"><text:span text:style-name="T17">1ª ) vamos utilizar a palavra reservada </text:span><text:span text:style-name="T18">antes do nome </text:span><text:span text:style-name="T49">function</text:span><text:span text:style-name="T17"> ==&gt; </text:span><text:span text:style-name="T36">export</text:span> <text:span text:style-name="T36">default</text:span></text:p>
      <text:p text:style-name="P6"/>
      <text:p text:style-name="P6">Onde faz parte do padrão de modos do EcmaScripty.</text:p>
      <text:p text:style-name="P21"/>
      <text:p text:style-name="P21">Em nosso arquivo <text:span text:style-name="T60">Primeiro.js</text:span> temos uma <text:span text:style-name="T50">função</text:span> :</text:p>
      <text:p text:style-name="P21"/>
      <text:p text:style-name="P7"><text:soft-page-break/><text:span text:style-name="T38">export</text:span><text:span text:style-name="T33"> </text:span><text:span text:style-name="T38">default</text:span><text:span text:style-name="T33"> </text:span><text:span text:style-name="T48">function</text:span> Primeiro() {</text:p>
      <text:p text:style-name="P7"><text:span text:style-name="T48">return</text:span> 'Primeiro Componente'</text:p>
      <text:p text:style-name="P3">}</text:p>
      <text:p text:style-name="P21"/>
      <text:p text:style-name="P21">Então vamos voltar para o nosso arquivo principal que é o <text:span text:style-name="T50">index.js</text:span> e de la vamos importa o nosso arquivo <text:span text:style-name="T50">Primerio.js</text:span> atraves do comando ==&gt;<text:span text:style-name="T15"> Import ‘ <text:s text:c="2"/>‘ from </text:span><text:span text:style-name="T12">‘ <text:s text:c="2"/>’</text:span></text:p>
      <text:p text:style-name="P21">da mesma maneira que usamos para fazer com as bibliotecas <text:span text:style-name="T59">React</text:span> e <text:span text:style-name="T59">ReactDom</text:span>.</text:p>
      <text:p text:style-name="P21"/>
      <text:p text:style-name="P21">Porem <text:s/>como crimos duas subpastas temos que informar o <text:span text:style-name="T12">caminho reativo</text:span> para que sejá encontrado o arquivo Primeiro.js</text:p>
      <text:p text:style-name="P21"/>
      <text:p text:style-name="P21">mas o codgo fica assim:</text:p>
      <text:p text:style-name="P21"/>
      <text:p text:style-name="P3"><text:span text:style-name="T56">import</text:span> <text:span text:style-name="T33">Primeiro</text:span> <text:span text:style-name="T56">from</text:span> <text:span text:style-name="T48">'./components/basicos/Primeiro'</text:span></text:p>
      <text:p text:style-name="P3"/>
      <text:p text:style-name="P19">E fazendo desta maneira aqui o que foi exportado no meu arquivo <text:span text:style-name="T34">Primeiro.js</text:span> será importado no meu arquivo<text:span text:style-name="T34"> Index.js</text:span></text:p>
      <text:p text:style-name="P23"/>
      <text:p text:style-name="Standard">E para usar isso posso referência lo como se fosse um<text:span text:style-name="T69">a</text:span> &lt;tag&gt;. Ou seja um comp<text:span text:style-name="T81">o</text:span>nente </text:p>
      <text:p text:style-name="Standard">e os componentes são<text:span text:style-name="T12"> referenciados dentro <text:s/>jsx <text:s/>com uma &lt;tag&gt;</text:span></text:p>
      <text:p text:style-name="Standard"/>
      <text:p text:style-name="Standard">Agora toda vez que formos usar este componete vamos usalo assim &lt;Primeiro&gt;&lt;/Primeiro&gt;</text:p>
      <text:p text:style-name="Standard">e Ele vai retornar o que está dentro de sua função.</text:p>
      <text:p text:style-name="Standard"/>
      <text:p text:style-name="Standard">Então ate o <text:s/>momento temos 3 arquivos:</text:p>
      <text:p text:style-name="Standard">index.js</text:p>
      <text:p text:style-name="Standard">index.css</text:p>
      <text:p text:style-name="Standard">Primeiro.js</text:p>
      <text:p text:style-name="Standard"/>
      <text:p text:style-name="Standard">e o nosso arquivo Index.js está assim:</text:p>
      <text:p text:style-name="Standard"/>
      <text:p text:style-name="P3">import './index.css'</text:p>
      <text:p text:style-name="P3">import <text:span text:style-name="T36">ReactDOM</text:span> from '<text:span text:style-name="T36">react</text:span>-<text:span text:style-name="T36">dom</text:span>'</text:p>
      <text:p text:style-name="P3">import <text:span text:style-name="T36">React</text:span> from '<text:span text:style-name="T36">react</text:span>'</text:p>
      <text:p text:style-name="Standard"><text:span text:style-name="T57">import </text:span><text:span text:style-name="T12">Primeiro</text:span><text:span text:style-name="T57"> from </text:span><text:span text:style-name="T50">'./components/basicos/Primeiro'</text:span></text:p>
      <text:p text:style-name="P3"/>
      <text:p text:style-name="P3">ReactDOM.render(</text:p>
      <text:p text:style-name="P3">&lt;div&gt;</text:p>
      <text:p text:style-name="P3">&lt;strong&gt;'Olá React !&lt;/strong&gt; &lt;br&gt;&lt;/br&gt;O leandro está mandando Bala!'&lt;br&gt;&lt;/br&gt;</text:p>
      <text:p text:style-name="P3">&lt;Primeiro&gt;&lt;/Primeiro&gt;</text:p>
      <text:p text:style-name="P3">&lt;/div&gt;</text:p>
      <text:p text:style-name="P3">,</text:p>
      <text:p text:style-name="P3">document.getElementById('root')</text:p>
      <text:p text:style-name="P3">)</text:p>
      <text:p text:style-name="Standard"/>
      <text:p text:style-name="P26">Aula 15 ) Primeiro Compone<text:span text:style-name="T77">n</text:span>te #02</text:p>
      <text:p text:style-name="P26"/>
      <text:p text:style-name="P43">Nesta <text:span text:style-name="T82">aula</text:span> vamos colocar (jsx) ne<text:span text:style-name="T78">s</text:span>te aquivo que por enquanto returna somente uma string.</text:p>
      <text:p text:style-name="P43"/>
      <text:p text:style-name="P43">E para funcion<text:span text:style-name="T79">a</text:span>r o jsx em nosso arquivo Primerio.js vamos ter que importar para este arquivo.</text:p>
      <text:p text:style-name="P43"/>
      <text:p text:style-name="P43"><text:soft-page-break/>O codigo ficará desta maneira :</text:p>
      <text:p text:style-name="P43"/>
      <text:p text:style-name="P43">Atenção depois do <text:span text:style-name="T12">return </text:span><text:s/>e impressindivel que tenhamos um par ade parentes para delimitar o bloco ( ).</text:p>
      <text:p text:style-name="P43">Note tambem que depois da palavra reservada <text:span text:style-name="T12">Import</text:span> temos a<text:span text:style-name="T12"> React <text:s/>com R maiusculo </text:span>isso pois temos um<text:span text:style-name="T80">a </text:span>varaivel que esta importando o react com R maiusculo caso for colocado r minusculo não dará certo o nosso jsx.</text:p>
      <text:p text:style-name="P43"/>
      <text:p text:style-name="P43">Então o codigo fica assim:</text:p>
      <text:p text:style-name="P43"/>
      <text:p text:style-name="P3">import <text:span text:style-name="T36">React</text:span> from '<text:span text:style-name="T36">react</text:span>'</text:p>
      <text:p text:style-name="Standard"/>
      <text:p text:style-name="P3"><text:span text:style-name="T39">export default </text:span>function <text:span text:style-name="T48">Primeiro</text:span>() {</text:p>
      <text:p text:style-name="P3"/>
      <text:p text:style-name="P3"><text:span text:style-name="T40">const</text:span> <text:span text:style-name="T48">msg</text:span> =’ Seja Bem vindo ou Bem vinda!!</text:p>
      <text:p text:style-name="P3"/>
      <text:p text:style-name="P3"><text:span text:style-name="T36">return</text:span> (</text:p>
      <text:p text:style-name="P3"/>
      <text:p text:style-name="P8"><text:tab/>&lt;div&gt;</text:p>
      <text:p text:style-name="P8"><text:tab/><text:tab/>&lt;h2&gt;Meu Primeiro Componente&lt;/h2&gt;</text:p>
      <text:p text:style-name="P46"><text:span text:style-name="T12"><text:tab/><text:tab/></text:span><text:span text:style-name="T29">&lt;</text:span><text:span text:style-name="T28">p</text:span><text:span text:style-name="T29">&gt;</text:span><text:span text:style-name="T28">{</text:span><text:span text:style-name="T30">msg</text:span><text:span text:style-name="T28">}</text:span><text:span text:style-name="T29">&lt;/</text:span><text:span text:style-name="T28">p</text:span><text:span text:style-name="T29">&gt;</text:span></text:p>
      <text:p text:style-name="Standard"/>
      <text:p text:style-name="P8"><text:tab/>&lt;/div&gt;</text:p>
      <text:p text:style-name="P3"/>
      <text:p text:style-name="P3"><text:s text:c="12"/>)</text:p>
      <text:p text:style-name="P3">}</text:p>
      <text:p text:style-name="P3"/>
      <text:p text:style-name="P3"/>
      <text:p text:style-name="P19">Nota : note que dentro tag &lt;p&gt; do jsx temos um par de { } chaves para que nossa const seja interpretada de fato como uma string pelo navegador!</text:p>
      <text:p text:style-name="P26"/>
      <text:p text:style-name="P26">Aula 16 ) Comp<text:span text:style-name="T76">o</text:span>ne<text:span text:style-name="T76">n</text:span>te com propriedade!</text:p>
      <text:p text:style-name="P19"/>
      <text:p text:style-name="P21">Nesta aula vamos ver como posso passar parametro para o componente.</text:p>
      <text:p text:style-name="P21"/>
      <text:p text:style-name="P21">Os component<text:span text:style-name="T83">e</text:span> criados até agora foram componentes funcionais ! Ou seja componentes basiados em função.</text:p>
      <text:p text:style-name="P21"/>
      <text:p text:style-name="P21">M<text:span text:style-name="T84">as</text:span> existe tambem comp<text:span text:style-name="T85">o</text:span>nentes basiados em <text:span text:style-name="T12">classes</text:span>.</text:p>
      <text:p text:style-name="P21"/>
      <text:p text:style-name="P21">Para trabalhar nesta aula com parametros ! Vamos criar um arquivo com a a <text:span text:style-name="T12">exenção jsx.</text:span></text:p>
      <text:p text:style-name="P21">Arquivo:<text:span text:style-name="T12"> ComParametro.jsx</text:span></text:p>
      <text:p text:style-name="P21"/>
      <text:p text:style-name="P21">e vamos renomear a o arquivo Primeiro.js para Primeiro.jsx</text:p>
      <text:p text:style-name="P21"/>
      <text:p text:style-name="P21">pois não faz nenhuma diferença. A única deiferença de ter o nome da extenção mudado para jsx é a (IDE) pois ela pode reconhecer e te ajudar <text:s/>com o desenvolvimento.</text:p>
      <text:p text:style-name="P21">Para o react não faz diferença ser jsx.</text:p>
      <text:p text:style-name="P21"/>
      <text:p text:style-name="P21"><text:soft-page-break/>Atenção! Caso navegador não fique dinammico com a mudança você pode <text:s/>abrir o terminal novamente ! E mand<text:span text:style-name="T91">ar</text:span> parar com o <text:s/>comando <text:span text:style-name="T12">==&gt; CTRL +C <text:s text:c="2"/></text:span><text:s/>e inicialo novamente com o comando <text:span text:style-name="T12">==&gt; npm start</text:span></text:p>
      <text:p text:style-name="P6"/>
      <text:p text:style-name="P21">E o nosso arquivo ComParametro.jsx está assim:</text:p>
      <text:p text:style-name="P21"/>
      <text:p text:style-name="P21"/>
      <text:p text:style-name="P3">export default function () {</text:p>
      <text:p text:style-name="P3">return (</text:p>
      <text:p text:style-name="P3">&lt;div&gt;</text:p>
      <text:p text:style-name="P3"/>
      <text:p text:style-name="P3">&lt;/div&gt;</text:p>
      <text:p text:style-name="P3">)</text:p>
      <text:p text:style-name="P3">}</text:p>
      <text:p text:style-name="P3"/>
      <text:p text:style-name="P19">Agora dentro do nosso arquivo <text:span text:style-name="T12">Comparametro.jsx </text:span><text:s/>vamos exportalo par<text:span text:style-name="T86">a </text:span><text:s/>que nosso arquivos index.jsx possa fazer a comunicação com o mesmo</text:p>
      <text:p text:style-name="P19">atraves do comando :</text:p>
      <text:p text:style-name="P3">export default</text:p>
      <text:p text:style-name="P19"/>
      <text:p text:style-name="P19">E logo depois vamos importar tambem a biblioteca ‘react’ para que não de erro “ </text:p>
      <text:p text:style-name="P19">e nosso codigo do arquivo <text:span text:style-name="T12">ComParametro.jsx está assim:</text:span></text:p>
      <text:p text:style-name="P3"/>
      <text:p text:style-name="P3">import React from "react"</text:p>
      <text:p text:style-name="P3"/>
      <text:p text:style-name="P3">export default function ComParametro() {</text:p>
      <text:p text:style-name="P3">return (</text:p>
      <text:p text:style-name="P3">&lt;div&gt;</text:p>
      <text:p text:style-name="P3">&lt;h2&gt;Titulo&lt;/h2&gt;</text:p>
      <text:p text:style-name="P3">&lt;h3&gt;SubTitulo&lt;/h3&gt;</text:p>
      <text:p text:style-name="P3"/>
      <text:p text:style-name="P3">&lt;/div&gt;</text:p>
      <text:p text:style-name="P3">)</text:p>
      <text:p text:style-name="P3">}</text:p>
      <text:p text:style-name="P3"/>
      <text:p text:style-name="P21"><text:s/></text:p>
      <text:p text:style-name="P21">agor vamos ao nosso arquivo <text:s/>index.jsx para importar o nosso arquivo Comparametro.jsx</text:p>
      <text:p text:style-name="P21">com o comando :</text:p>
      <text:p text:style-name="P21"/>
      <text:p text:style-name="P6"><text:span text:style-name="T34">Import </text:span>ComParametro <text:span text:style-name="T34">From </text:span>‘./compnents/basico/ComParametro.jsx’</text:p>
      <text:p text:style-name="P21"/>
      <text:p text:style-name="P21">agora nosso arquiindex.jsx está assim:</text:p>
      <text:p text:style-name="P21"/>
      <text:p text:style-name="P3">import './index.css'</text:p>
      <text:p text:style-name="P3">import ReactDOM from 'react-dom'</text:p>
      <text:p text:style-name="P3">import React from 'react'</text:p>
      <text:p text:style-name="P3"/>
      <text:p text:style-name="P3">import Primeiro from './components/basicos/Primeiro'</text:p>
      <text:p text:style-name="P12">import Comparametro from './components/basicos/ComParametro'</text:p>
      <text:p text:style-name="P3"/>
      <text:p text:style-name="P3">ReactDOM.render(</text:p>
      <text:p text:style-name="P3">&lt;div&gt;</text:p>
      <text:p text:style-name="P3"><text:soft-page-break/></text:p>
      <text:p text:style-name="P3">&lt;Primeiro&gt;&lt;/Primeiro&gt;</text:p>
      <text:p text:style-name="P3">&lt;Comparametro&gt;&lt;/Comparametro&gt;</text:p>
      <text:p text:style-name="P3">&lt;/div&gt;</text:p>
      <text:p text:style-name="P3">,</text:p>
      <text:p text:style-name="P3">document.getElementById('root')</text:p>
      <text:p text:style-name="P3">)</text:p>
      <text:p text:style-name="P21"/>
      <text:p text:style-name="P21">Para ter um paarametro de identificação como o :</text:p>
      <text:p text:style-name="P21"/>
      <text:p text:style-name="P47">HTML tem em suas &lt;tag&gt; ex:</text:p>
      <text:p text:style-name="P47">&lt;div id =”Exemplo” &gt; <text:s/></text:p>
      <text:p text:style-name="P47"/>
      <text:p text:style-name="P21">nos precisamos de um parametro para identificação em nosso jsx que fica assim :</text:p>
      <text:p text:style-name="P21"/>
      <text:p text:style-name="P3">&lt;div&gt;</text:p>
      <text:p text:style-name="P3"/>
      <text:p text:style-name="P3">&lt;Primeiro&gt;&lt;/Primeiro&gt;</text:p>
      <text:p text:style-name="P3"/>
      <text:p text:style-name="P14">&lt;Comparametro </text:p>
      <text:p text:style-name="P3"/>
      <text:p text:style-name="P13">titulo = "Segundo Compnente"</text:p>
      <text:p text:style-name="P13">subtitulo ="Show de Bola" </text:p>
      <text:p text:style-name="P3"/>
      <text:p text:style-name="P14">/&gt;</text:p>
      <text:p text:style-name="P3">&lt;/div&gt;</text:p>
      <text:p text:style-name="P21"/>
      <text:p text:style-name="P22">nota: podemos fechara as&lt;tags&gt; de jsx desta maneira : <text:s/><text:span text:style-name="T16">&lt;Comparametro <text:s text:c="3"/>/&gt;</text:span></text:p>
      <text:p text:style-name="P15"/>
      <text:p text:style-name="Standard">em destaque de amarelo serão os nossos parametros</text:p>
      <text:p text:style-name="Standard"/>
      <text:p text:style-name="Standard">Agora que já foi passado <text:s/>o parametro .</text:p>
      <text:p text:style-name="Standard">Vamos ter que acessalas dentro da função do Arquivo ComParametro.jsx .</text:p>
      <text:p text:style-name="Standard"/>
      <text:p text:style-name="Standard">Agora dentro da nossa função ComParametro vamos criar uma varaivel que vai receber um objeto com duas class “Titulo, “SubTitulo”. Que foram declaradas no nosso arquivo <text:s/>index,jsx.</text:p>
      <text:p text:style-name="Standard"/>
      <text:p text:style-name="Standard">E a varaivel é a <text:span text:style-name="T12">(params)</text:span></text:p>
      <text:p text:style-name="Standard"/>
      <text:p text:style-name="Standard">nosso codigo do arquivo ComPArametro.jsx vai ficara assim:</text:p>
      <text:p text:style-name="Standard"/>
      <text:p text:style-name="P3">import <text:span text:style-name="T36">React</text:span> from "react"</text:p>
      <text:p text:style-name="P3"/>
      <text:p text:style-name="P3"><text:span text:style-name="T36">export default </text:span>function ComParametro(<text:span text:style-name="T36">Params</text:span>) {</text:p>
      <text:p text:style-name="P3">return (</text:p>
      <text:p text:style-name="P3">&lt;div&gt;</text:p>
      <text:p text:style-name="P3">&lt;h2&gt;<text:span text:style-name="T36">params</text:span>..titulo&lt;/h2&gt;</text:p>
      <text:p text:style-name="P3">&lt;h3&gt;<text:span text:style-name="T36">p</text:span><text:span text:style-name="T41">a</text:span><text:span text:style-name="T36">rams</text:span>.subtitulo&lt;/h3&gt;</text:p>
      <text:p text:style-name="P3"/>
      <text:p text:style-name="P3">&lt;/div&gt;</text:p>
      <text:p text:style-name="P3">)</text:p>
      <text:p text:style-name="P3">}</text:p>
      <text:p text:style-name="Standard"><text:soft-page-break/></text:p>
      <text:p text:style-name="Standard">So que mesmo assim vai dar um errro po<text:span text:style-name="T87">is </text:span><text:s/>o que vais ser apresentado na tela não será o valor do objeto .</text:p>
      <text:p text:style-name="Standard">E para termos o resultado esperado precisamos colocar um par de chaves <text:span text:style-name="T37">{ }</text:span> entre o objeto para que o javaScript interpre o como um objeto.</text:p>
      <text:p text:style-name="Standard"/>
      <text:p text:style-name="Standard"><text:s/>O codigo correto será o que esta abaixo:</text:p>
      <text:p text:style-name="Standard"/>
      <text:p text:style-name="P9">import <text:span text:style-name="T36">React</text:span> from "react"</text:p>
      <text:p text:style-name="P9"/>
      <text:p text:style-name="P10">export default function ComParametro(<text:span text:style-name="T36">params</text:span>) {</text:p>
      <text:p text:style-name="P9">return (</text:p>
      <text:p text:style-name="P9">&lt;div&gt;</text:p>
      <text:p text:style-name="P9">&lt;h2&gt;<text:span text:style-name="T42">{</text:span><text:span text:style-name="T36">params</text:span><text:span text:style-name="T42">..titulo}&lt;/h2&gt;</text:span></text:p>
      <text:p text:style-name="P9">&lt;h3&gt;<text:span text:style-name="T42">{</text:span><text:span text:style-name="T36">params</text:span><text:span text:style-name="T42">..subtitulo}&lt;/h2</text:span></text:p>
      <text:p text:style-name="P9"/>
      <text:p text:style-name="P9">&lt;/div&gt;</text:p>
      <text:p text:style-name="P9">)</text:p>
      <text:p text:style-name="P9">}</text:p>
      <text:p text:style-name="Standard"/>
      <text:p text:style-name="Standard">Em via de regra o <text:span text:style-name="T12">parametro <text:s/></text:span><text:span text:style-name="T17">não é chamado de </text:span><text:span text:style-name="T12">params </text:span><text:span text:style-name="T17"><text:s/>e sim de </text:span><text:span text:style-name="T44">props</text:span></text:p>
      <text:p text:style-name="Standard"><text:span text:style-name="T44">que está relacionada a </text:span><text:span text:style-name="T46">propriedade.</text:span></text:p>
      <text:p text:style-name="P51">então vamos mudar:</text:p>
      <text:p text:style-name="P51"/>
      <text:p text:style-name="P51"/>
      <text:p text:style-name="P16">import <text:span text:style-name="T36">React</text:span> from "react"</text:p>
      <text:p text:style-name="P16"/>
      <text:p text:style-name="P16"><text:span text:style-name="T36">export default </text:span>function ComParametro(<text:span text:style-name="T43">props</text:span>)</text:p>
      <text:p text:style-name="P16">return (</text:p>
      <text:p text:style-name="P16">&lt;div&gt;</text:p>
      <text:p text:style-name="P16">&lt;h2&gt;{<text:span text:style-name="T43">props</text:span> .titulo}&lt;/h2&gt;</text:p>
      <text:p text:style-name="P16">&lt;h3&gt;{<text:span text:style-name="T43">props</text:span> .subtitulo}&lt;/h3&gt;</text:p>
      <text:p text:style-name="P16"/>
      <text:p text:style-name="P16">&lt;/div&gt;</text:p>
      <text:p text:style-name="P16">)</text:p>
      <text:p text:style-name="P16">}</text:p>
      <text:p text:style-name="P16"/>
      <text:p text:style-name="P16">podemos es<text:span text:style-name="T88">c</text:span>revelo desta maneira e teremos o mesmo resultado :</text:p>
      <text:p text:style-name="P16"/>
      <text:p text:style-name="P3">import <text:span text:style-name="T36">React</text:span> from "react"</text:p>
      <text:p text:style-name="P3"/>
      <text:p text:style-name="P3"><text:span text:style-name="T47">export</text:span> <text:span text:style-name="T47">default</text:span> <text:span text:style-name="T45">function</text:span> ComParametro(<text:span text:style-name="T48">props</text:span>) {</text:p>
      <text:p text:style-name="P3"/>
      <text:p text:style-name="P3"><text:span text:style-name="T45">const</text:span> <text:span text:style-name="T47">sub</text:span> = <text:span text:style-name="T48">props</text:span>.subtitulo</text:p>
      <text:p text:style-name="P3"/>
      <text:p text:style-name="P3"><text:span text:style-name="T47">return</text:span> (</text:p>
      <text:p text:style-name="P3">&lt;div&gt;</text:p>
      <text:p text:style-name="P11"><text:tab/>&lt;h2&gt;{<text:span text:style-name="T48">props</text:span>.titulo}&lt;/h2&gt;</text:p>
      <text:p text:style-name="P11"><text:tab/>&lt;h3&gt;{ <text:span text:style-name="T47">sub</text:span>}&lt;/h3&gt;</text:p>
      <text:p text:style-name="P11"/>
      <text:p text:style-name="P3">&lt;/div&gt;</text:p>
      <text:p text:style-name="P3">)</text:p>
      <text:p text:style-name="P3"><text:soft-page-break/>}</text:p>
      <text:p text:style-name="P16"/>
      <text:p text:style-name="P3">note que : <text:span text:style-name="T17"><text:s/>criamos um co</text:span><text:span text:style-name="T19">s</text:span><text:span text:style-name="T17">ntante para receber o valor do parametro <text:s/>e seu identificador.</text:span></text:p>
      <text:p text:style-name="P19"/>
      <text:p text:style-name="P19">Mas posso tambem fazer a iplementação de nov<text:span text:style-name="T89">o</text:span>s prametros.</text:p>
      <text:p text:style-name="P19"/>
      <text:p text:style-name="P19">Modificando o arquivo index.jsx vamos modificar os identificadores que são nossos parametros .</text:p>
      <text:p text:style-name="P19"/>
      <text:p text:style-name="P19">Agora nosso documento index.jsx está assim:</text:p>
      <text:p text:style-name="P19"/>
      <text:p text:style-name="P3">import './index.css'</text:p>
      <text:p text:style-name="P3">import <text:span text:style-name="T36">ReactDOM</text:span> from 'react-dom'</text:p>
      <text:p text:style-name="P3">import <text:span text:style-name="T36">React</text:span> from 'react'</text:p>
      <text:p text:style-name="P3"/>
      <text:p text:style-name="P3">import <text:span text:style-name="T36">Primeiro</text:span> from<text:span text:style-name="T36"> './components/basicos/Primeiro'</text:span></text:p>
      <text:p text:style-name="P3">import <text:span text:style-name="T36">Comparametro</text:span> from <text:span text:style-name="T36">'./components/basicos/ComParametro'</text:span></text:p>
      <text:p text:style-name="P3"/>
      <text:p text:style-name="P3">ReactDOM.render(</text:p>
      <text:p text:style-name="P3">&lt;div&gt;</text:p>
      <text:p text:style-name="P3"/>
      <text:p text:style-name="P3">&lt;Primeiro&gt;&lt;/Primeiro&gt;</text:p>
      <text:p text:style-name="P3">&lt;Comparametro </text:p>
      <text:p text:style-name="P13">titulo = "Situação do aluno"</text:p>
      <text:p text:style-name="P13">aluno ="Leandro" nota = {9.9} </text:p>
      <text:p text:style-name="P3">/&gt;</text:p>
      <text:p text:style-name="P3">&lt;/div&gt;</text:p>
      <text:p text:style-name="P3">,</text:p>
      <text:p text:style-name="P3">document.getElementById('root')</text:p>
      <text:p text:style-name="P3">)</text:p>
      <text:p text:style-name="P3"/>
      <text:p text:style-name="P19"/>
      <text:p text:style-name="P19">e o nosso documento ComParametro.jsx ficou assim:</text:p>
      <text:p text:style-name="P19"/>
      <text:p text:style-name="P3">import <text:span text:style-name="T36">React</text:span> from "react"</text:p>
      <text:p text:style-name="P3"/>
      <text:p text:style-name="P3"><text:span text:style-name="T48">export default</text:span> function ComParametro(<text:span text:style-name="T48">props</text:span>) <text:span text:style-name="T56">{</text:span></text:p>
      <text:p text:style-name="P3"/>
      <text:p text:style-name="P3"><text:span text:style-name="T48">const</text:span> <text:span text:style-name="T54">nomeAlun</text:span> = <text:span text:style-name="T55">props</text:span>.<text:span text:style-name="T35">aluno</text:span></text:p>
      <text:p text:style-name="P3"/>
      <text:p text:style-name="P3"><text:span text:style-name="T48">return</text:span> <text:span text:style-name="T58">(</text:span></text:p>
      <text:p text:style-name="P3">&lt;div&gt;</text:p>
      <text:p text:style-name="P3">&lt;h2&gt;{<text:span text:style-name="T48">props</text:span>.titulo}&lt;/h2&gt;</text:p>
      <text:p text:style-name="P3">&lt;h3&gt;{<text:span text:style-name="T54">nomeAlun</text:span>} Ficou com a nota = {<text:span text:style-name="T55">props</text:span>.<text:span text:style-name="T35">nota</text:span>}&lt;/h3&gt;</text:p>
      <text:p text:style-name="P3"/>
      <text:p text:style-name="P3">&lt;/div&gt;</text:p>
      <text:p text:style-name="P49">)</text:p>
      <text:p text:style-name="P48">}</text:p>
      <text:p text:style-name="P19"/>
      <text:p text:style-name="P3">note que<text:span text:style-name="T17"> : A propriedade </text:span><text:span text:style-name="T21">aluno </text:span><text:span text:style-name="T17">e </text:span><text:span text:style-name="T21">nota </text:span><text:span text:style-name="T17">agara fazem pa</text:span><text:span text:style-name="T20">r</text:span><text:span text:style-name="T17">te do nossso codigo!</text:span></text:p>
      <text:p text:style-name="P19"/>
      <text:p text:style-name="P19">Podemos melhorar nosso codigo Colocando um <text:span text:style-name="T12">operador ternario </text:span>para mostrar que se a nota for maior que 7 o aluno será aprovado.</text:p>
      <text:p text:style-name="P19"><text:soft-page-break/></text:p>
      <text:p text:style-name="P19">Para isso vamos implementar o nosso codigo que fica assim:</text:p>
      <text:p text:style-name="P19"/>
      <text:p text:style-name="P3">import <text:span text:style-name="T36">React</text:span> from "<text:span text:style-name="T36">react</text:span>"</text:p>
      <text:p text:style-name="P3"/>
      <text:p text:style-name="P3"><text:span text:style-name="T36">export default </text:span>function <text:span text:style-name="T36">ComParametro</text:span>(<text:span text:style-name="T36">props</text:span>) {</text:p>
      <text:p text:style-name="P3"/>
      <text:p text:style-name="P3"><text:span text:style-name="T59">const</text:span> <text:span text:style-name="T58">status</text:span> = <text:span text:style-name="T48">props</text:span>.<text:span text:style-name="T59">nota</text:span> <text:span text:style-name="T58">&gt;= 7</text:span> <text:span text:style-name="T59">?</text:span> ' Aprovadão Parceiro!!' <text:span text:style-name="T59">:</text:span> "Recuperação Nã<text:span text:style-name="T90">o</text:span> foi desta Vez!!"</text:p>
      <text:p text:style-name="P3"/>
      <text:p text:style-name="P3"><text:span text:style-name="T36">const</text:span> <text:span text:style-name="T42">nomeAlun</text:span> = <text:span text:style-name="T67">props</text:span>.<text:span text:style-name="T56">aluno</text:span></text:p>
      <text:p text:style-name="P3"/>
      <text:p text:style-name="P3">return (</text:p>
      <text:p text:style-name="P3"/>
      <text:p text:style-name="P3">&lt;div&gt;</text:p>
      <text:p text:style-name="P3"/>
      <text:p text:style-name="P3">&lt;h2&gt;{props.titulo}&lt;/h2&gt;</text:p>
      <text:p text:style-name="P3">&lt;h3&gt;{nomeAlun} Ficou com a nota = {<text:span text:style-name="T67">props</text:span>.<text:span text:style-name="T59">nota</text:span>}&lt;/h3&gt;</text:p>
      <text:p text:style-name="P3">E está</text:p>
      <text:p text:style-name="P3">&lt;strong&gt;{<text:span text:style-name="T58">status</text:span>}&lt;/strong&gt;</text:p>
      <text:p text:style-name="P3"/>
      <text:p text:style-name="P3">&lt;/div&gt;</text:p>
      <text:p text:style-name="P3">)</text:p>
      <text:p text:style-name="P3">}</text:p>
      <text:p text:style-name="P3"/>
      <text:p text:style-name="P19"/>
      <text:p text:style-name="P19"/>
      <text:p text:style-name="P51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kzidenz" svg:font-family="Akzidenz, 'Helvetica Neue', Helvetica, Arial, sans-serif"/>
    <style:font-face style:name="Droid Sans Mono" svg:font-family="'Droid Sans Mono', monospace, monospace"/>
    <style:font-face style:name="monospace" svg:font-family="monospace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5T13:29:52.151168070</meta:creation-date>
    <dc:date>2022-04-12T17:40:07.590884048</dc:date>
    <meta:editing-duration>PT18H41M45S</meta:editing-duration>
    <meta:editing-cycles>184</meta:editing-cycles>
    <meta:generator>LibreOffice/7.0.6.2$Linux_X86_64 LibreOffice_project/00$Build-2</meta:generator>
    <meta:document-statistic meta:table-count="0" meta:image-count="0" meta:object-count="0" meta:page-count="13" meta:paragraph-count="317" meta:word-count="2217" meta:character-count="14229" meta:non-whitespace-character-count="12180"/>
  </office:meta>
</office:document-meta>
</file>